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DiagonalWithHoles</text:p>
          </table:table-cell>
          <table:table-cell table:number-columns-repeated="10"/>
          <table:table-cell table:style-name="ce1" office:value-type="string" calcext:value-type="string">
            <text:p>STRAP3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1"/>
          <table:table-cell table:number-columns-repeated="2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20:59:55.231926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13T21:00:06.829879088</dc:date>
    <meta:generator>LibreOffice/7.5.7.1$Linux_X86_64 LibreOffice_project/50$Build-1</meta:generator>
    <meta:editing-cycles>38</meta:editing-cycles>
    <meta:editing-duration>PT1H14M15S</meta:editing-duration>
    <meta:document-statistic meta:table-count="8" meta:cell-count="1092" meta:object-count="0"/>
  </office:meta>
</office:document-meta>
</file>